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5.558cm"/>
    </style:style>
    <style:style style:name="co5" style:family="table-column">
      <style:table-column-properties fo:break-before="auto" style:column-width="4.096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ext-properties style:font-name="Arial" style:font-name-asian="Arial Unicode MS" style:font-name-complex="Arial Unicode MS"/>
    </style:style>
    <style:style style:name="ce3" style:family="table-cell" style:parent-style-name="Default">
      <style:text-properties style:use-window-font-color="true" style:text-outline="false" style:text-line-through-style="none" style:font-name="Couri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99"/>
      <style:text-properties style:use-window-font-color="true" style:text-outline="false" style:text-line-through-style="none" style:font-name="Courier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feature set</text:p>
          </table:table-cell>
          <table:table-cell office:value-type="string">
            <text:p>model selection method</text:p>
          </table:table-cell>
          <table:table-cell office:value-type="string">
            <text:p>WER</text:p>
          </table:table-cell>
          <table:table-cell office:value-type="string">
            <text:p>total correc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s_ground</text:p>
          </table:table-cell>
          <table:table-cell office:value-type="string">
            <text:p>SelectorConstan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atures_ground</text:p>
          </table:table-cell>
          <table:table-cell office:value-type="string">
            <text:p>SelectorCV</text:p>
          </table:table-cell>
          <table:table-cell table:style-name="ce3" office:value-type="float" office:value="0.691011235955056">
            <text:p>0,691011236</text:p>
          </table:table-cell>
          <table:table-cell table:style-name="ce3" office:value-type="string">
            <text:p>55 out of 178</text:p>
          </table:table-cell>
          <table:table-cell table:formula="of:=([.D4]+[.D5]+[.D6])/3" office:value-type="float" office:value="0.608614232209738">
            <text:p>0,6086142322</text:p>
          </table:table-cell>
          <table:table-cell/>
        </table:table-row>
        <table:table-row table:style-name="ro2">
          <table:table-cell/>
          <table:table-cell table:style-name="ce1" office:value-type="string">
            <text:p>features_ground</text:p>
          </table:table-cell>
          <table:table-cell table:style-name="ce1" office:value-type="string">
            <text:p>bic</text:p>
          </table:table-cell>
          <table:table-cell table:style-name="ce4" office:value-type="float" office:value="0.556179775280899">
            <text:p>0,5561797753</text:p>
          </table:table-cell>
          <table:table-cell table:style-name="ce4" office:value-type="string">
            <text:p>79 out of 1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atures_ground</text:p>
          </table:table-cell>
          <table:table-cell office:value-type="string">
            <text:p>dic</text:p>
          </table:table-cell>
          <table:table-cell table:style-name="ce3" office:value-type="float" office:value="0.578651685393258">
            <text:p>0,5786516854</text:p>
          </table:table-cell>
          <table:table-cell table:style-name="ce3" office:value-type="string">
            <text:p>75 out of 1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s_polar</text:p>
          </table:table-cell>
          <table:table-cell office:value-type="string">
            <text:p>SelectorConstan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atures_polar</text:p>
          </table:table-cell>
          <table:table-cell table:style-name="ce2" office:value-type="string">
            <text:p>SelectorCV</text:p>
          </table:table-cell>
          <table:table-cell table:style-name="ce3" office:value-type="float" office:value="0.668539325842697">
            <text:p>0,6685393258</text:p>
          </table:table-cell>
          <table:table-cell table:style-name="ce3" office:value-type="string">
            <text:p>59 out of 178</text:p>
          </table:table-cell>
          <table:table-cell table:formula="of:=([.D8]+[.D9]+[.D10])/3" office:value-type="float" office:value="0.588014981273408">
            <text:p>0,5880149813</text:p>
          </table:table-cell>
          <table:table-cell/>
        </table:table-row>
        <table:table-row table:style-name="ro2">
          <table:table-cell/>
          <table:table-cell table:style-name="ce1" office:value-type="string">
            <text:p>features_polar</text:p>
          </table:table-cell>
          <table:table-cell table:style-name="ce1" office:value-type="string">
            <text:p>bic</text:p>
          </table:table-cell>
          <table:table-cell table:style-name="ce4" office:value-type="float" office:value="0.550561797752809">
            <text:p>0,5505617978</text:p>
          </table:table-cell>
          <table:table-cell table:style-name="ce4" office:value-type="string">
            <text:p>80 out of 178</text:p>
          </table:table-cell>
          <table:table-cell/>
          <table:table-cell office:value-type="string">
            <text:p>features_ground</text:p>
          </table:table-cell>
        </table:table-row>
        <table:table-row table:style-name="ro2">
          <table:table-cell/>
          <table:table-cell table:style-name="ce1" office:value-type="string">
            <text:p>features_polar</text:p>
          </table:table-cell>
          <table:table-cell table:style-name="ce1" office:value-type="string">
            <text:p>dic</text:p>
          </table:table-cell>
          <table:table-cell table:style-name="ce4" office:value-type="float" office:value="0.544943820224719">
            <text:p>0,5449438202</text:p>
          </table:table-cell>
          <table:table-cell table:style-name="ce4" office:value-type="string">
            <text:p>81 out of 178</text:p>
          </table:table-cell>
          <table:table-cell/>
          <table:table-cell office:value-type="string">
            <text:p>features_polar</text:p>
          </table:table-cell>
        </table:table-row>
        <table:table-row table:style-name="ro1">
          <table:table-cell/>
          <table:table-cell office:value-type="string">
            <text:p>features_norm</text:p>
          </table:table-cell>
          <table:table-cell office:value-type="string">
            <text:p>SelectorConstan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atures_norm</text:p>
          </table:table-cell>
          <table:table-cell office:value-type="string">
            <text:p>SelectorCV</text:p>
          </table:table-cell>
          <table:table-cell table:style-name="ce3" office:value-type="float" office:value="0.657303370786517">
            <text:p>0,6573033708</text:p>
          </table:table-cell>
          <table:table-cell table:style-name="ce3" office:value-type="string">
            <text:p>61 out of 178</text:p>
          </table:table-cell>
          <table:table-cell table:formula="of:=([.D12]+[.D13]+[.D14])/3" office:value-type="float" office:value="0.632958801498127">
            <text:p>0,6329588015</text:p>
          </table:table-cell>
          <table:table-cell office:value-type="string">
            <text:p>features_delta</text:p>
          </table:table-cell>
        </table:table-row>
        <table:table-row table:style-name="ro2">
          <table:table-cell/>
          <table:table-cell office:value-type="string">
            <text:p>features_norm</text:p>
          </table:table-cell>
          <table:table-cell office:value-type="string">
            <text:p>bic</text:p>
          </table:table-cell>
          <table:table-cell table:style-name="ce3" office:value-type="float" office:value="0.617977528089888">
            <text:p>0,6179775281</text:p>
          </table:table-cell>
          <table:table-cell table:style-name="ce3" office:value-type="string">
            <text:p>68 out of 178</text:p>
          </table:table-cell>
          <table:table-cell/>
          <table:table-cell office:value-type="string">
            <text:p>features_custom</text:p>
          </table:table-cell>
        </table:table-row>
        <table:table-row table:style-name="ro2">
          <table:table-cell/>
          <table:table-cell office:value-type="string">
            <text:p>features_norm</text:p>
          </table:table-cell>
          <table:table-cell office:value-type="string">
            <text:p>dic</text:p>
          </table:table-cell>
          <table:table-cell table:style-name="ce3" office:value-type="float" office:value="0.623595505617977">
            <text:p>0,6235955056</text:p>
          </table:table-cell>
          <table:table-cell table:style-name="ce3" office:value-type="string">
            <text:p>67 out of 178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features_custom</text:p>
          </table:table-cell>
          <table:table-cell office:value-type="string">
            <text:p>SelectorConstant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features_custom</text:p>
          </table:table-cell>
          <table:table-cell office:value-type="string">
            <text:p>SelectorCV</text:p>
          </table:table-cell>
          <table:table-cell table:style-name="ce3" office:value-type="float" office:value="0.685393258426966">
            <text:p>0,6853932584</text:p>
          </table:table-cell>
          <table:table-cell table:style-name="ce3" office:value-type="string">
            <text:p>56 out of 178</text:p>
          </table:table-cell>
          <table:table-cell table:formula="of:=([.D16]+[.D17]+[.D18])/3" office:value-type="float" office:value="0.629213483146067">
            <text:p>0,6292134831</text:p>
          </table:table-cell>
          <table:table-cell/>
        </table:table-row>
        <table:table-row table:style-name="ro2">
          <table:table-cell/>
          <table:table-cell office:value-type="string">
            <text:p>features_custom</text:p>
          </table:table-cell>
          <table:table-cell office:value-type="string">
            <text:p>bic</text:p>
          </table:table-cell>
          <table:table-cell table:style-name="ce3" office:value-type="float" office:value="0.573033707865169">
            <text:p>0,5730337079</text:p>
          </table:table-cell>
          <table:table-cell table:style-name="ce3" office:value-type="string">
            <text:p>76 out of 17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features_custom</text:p>
          </table:table-cell>
          <table:table-cell office:value-type="string">
            <text:p>dic</text:p>
          </table:table-cell>
          <table:table-cell table:style-name="ce3" office:value-type="float" office:value="0.629213483146067">
            <text:p>0,6292134831</text:p>
          </table:table-cell>
          <table:table-cell table:style-name="ce3" office:value-type="string">
            <text:p>66 out of 178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>
            <text:p>cv</text:p>
          </table:table-cell>
          <table:table-cell table:formula="of:=([.D4]+[.D8]+[.D12]+[.D16])/4" office:value-type="float" office:value="0.675561797752809">
            <text:p>0,67556179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bic </text:p>
          </table:table-cell>
          <table:table-cell table:formula="of:=([.D5]+[.D9]+[.D13]+[.D17])/4" office:value-type="float" office:value="0.574438202247191">
            <text:p>0,574438202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c</text:p>
          </table:table-cell>
          <table:table-cell table:formula="of:=([.D6]+[.D10]+[.D14]+[.D18])/4" office:value-type="float" office:value="0.594101123595506">
            <text:p>0,5941011236</text:p>
          </table:table-cell>
          <table:table-cell table:number-columns-repeated="2"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5">25/03/2018</text:date>, <text:time>12:12:0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4T12:16:54</meta:creation-date>
    <meta:generator>OpenOffice/4.1.4$Unix OpenOffice.org_project/414m5$Build-9788</meta:generator>
    <dc:date>2018-03-25T12:12:07</dc:date>
    <meta:editing-duration>PT8H14M32S</meta:editing-duration>
    <meta:editing-cycles>5</meta:editing-cycles>
    <meta:document-statistic meta:table-count="3" meta:cell-count="74" meta:object-count="0"/>
  </office:meta>
</office:document-meta>
</file>